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WWNum1">
      <style:text-properties officeooo:paragraph-rsid="00041ca8"/>
    </style:style>
    <style:style style:name="P2" style:family="paragraph" style:parent-style-name="Standard" style:list-style-name="WWNum1">
      <style:text-properties fo:font-weight="normal" officeooo:paragraph-rsid="00041ca8" style:font-weight-asian="normal" style:font-weight-complex="normal"/>
    </style:style>
    <style:style style:name="P3" style:family="paragraph" style:parent-style-name="Standard">
      <style:paragraph-properties fo:margin-left="0cm" fo:margin-right="0cm" fo:margin-top="0cm" fo:margin-bottom="0.279cm" style:contextual-spacing="false" fo:line-height="108%" fo:text-indent="0cm" style:auto-text-indent="false"/>
      <style:text-properties officeooo:paragraph-rsid="00041ca8"/>
    </style:style>
    <style:style style:name="P4" style:family="paragraph" style:parent-style-name="Standard">
      <style:paragraph-properties fo:margin-left="0cm" fo:margin-right="0cm" fo:margin-top="0cm" fo:margin-bottom="0.279cm" style:contextual-spacing="false" fo:line-height="108%" fo:text-indent="0cm" style:auto-text-indent="false"/>
      <style:text-properties fo:font-weight="normal" officeooo:paragraph-rsid="00041ca8" style:font-weight-asian="normal" style:font-weight-complex="normal"/>
    </style:style>
    <style:style style:name="P5" style:family="paragraph" style:parent-style-name="Standard">
      <style:paragraph-properties fo:margin-left="0cm" fo:margin-right="0cm" fo:margin-top="0cm" fo:margin-bottom="0.282cm" style:contextual-spacing="false" fo:line-height="108%" fo:text-indent="0cm" style:auto-text-indent="false"/>
      <style:text-properties officeooo:paragraph-rsid="00041ca8"/>
    </style:style>
    <style:style style:name="P6" style:family="paragraph" style:parent-style-name="Standard">
      <style:paragraph-properties fo:margin-left="-0.009cm" fo:margin-right="0cm" fo:text-indent="-0.018cm" style:auto-text-indent="false"/>
      <style:text-properties fo:font-weight="normal" officeooo:paragraph-rsid="00041ca8" style:font-weight-asian="normal" style:font-weight-complex="normal"/>
    </style:style>
    <style:style style:name="P7" style:family="paragraph" style:parent-style-name="Standard">
      <style:paragraph-properties fo:margin-left="-0.009cm" fo:margin-right="0cm" fo:text-indent="-0.018cm" style:auto-text-indent="false"/>
      <style:text-properties officeooo:paragraph-rsid="00041ca8"/>
    </style:style>
    <style:style style:name="P8" style:family="paragraph" style:parent-style-name="Standard" style:list-style-name="WWNum1">
      <style:paragraph-properties fo:margin-left="0cm" fo:margin-right="0cm" fo:text-indent="0cm" style:auto-text-indent="false"/>
      <style:text-properties officeooo:paragraph-rsid="00041ca8"/>
    </style:style>
    <style:style style:name="T1" style:family="text">
      <style:text-properties fo:font-weight="normal" style:font-weight-asian="normal" style:font-weight-complex="normal"/>
    </style:style>
    <style:style style:name="T2" style:family="text">
      <style:text-properties fo:font-weight="normal" officeooo:rsid="00172a28" style:font-weight-asian="normal" style:font-weight-complex="normal"/>
    </style:style>
    <style:style style:name="T3" style:family="text">
      <style:text-properties fo:font-weight="normal" officeooo:rsid="0013cdbb" style:font-weight-asian="normal" style:font-weight-complex="normal"/>
    </style:style>
    <style:style style:name="T4" style:family="text">
      <style:text-properties fo:font-weight="normal" officeooo:rsid="00166f0b" style:font-weight-asian="normal" style:font-weight-complex="normal"/>
    </style:style>
    <style:style style:name="T5" style:family="text">
      <style:text-properties fo:font-weight="normal" officeooo:rsid="00167266" style:font-weight-asian="normal" style:font-weight-complex="normal"/>
    </style:style>
    <style:style style:name="T6" style:family="text">
      <style:text-properties fo:font-weight="normal" officeooo:rsid="0016d665" style:font-weight-asian="normal" style:font-weight-complex="normal"/>
    </style:style>
    <style:style style:name="T7" style:family="text">
      <style:text-properties fo:font-variant="normal" fo:text-transform="none" fo:color="#000000" loext:opacity="100%" style:font-name="Calibri"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loext:opacity="100%" style:font-name="Calibri" fo:font-size="11pt" fo:letter-spacing="normal" fo:font-style="normal" style:text-underline-style="none" fo:font-weight="normal" officeooo:rsid="0015bad7" style:font-size-asian="11pt" style:font-weight-asian="normal" style:font-size-complex="11pt" style:font-weight-complex="normal"/>
    </style:style>
    <style:style style:name="T9" style:family="text">
      <style:text-properties fo:font-variant="normal" fo:text-transform="none" fo:color="#000000" loext:opacity="100%" style:font-name="Calibri" fo:font-size="11pt" fo:letter-spacing="normal" fo:font-style="normal" style:text-underline-style="none" fo:font-weight="normal" officeooo:rsid="0015bad7" fo:background-color="#ffffff" loext:char-shading-value="0" style:font-size-asian="11pt" style:font-weight-asian="normal" style:font-size-complex="11pt" style:font-weight-complex="normal"/>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style:font-size-asian="11pt" style:font-weight-asian="normal" style:font-size-complex="11pt" style:font-weight-complex="normal"/>
    </style:style>
    <style:style style:name="T12" style:family="text">
      <style:text-properties fo:font-variant="normal" fo:text-transform="none" fo:color="#000000" loext:opacity="100%" style:font-name="Calibri" fo:font-size="11pt" fo:letter-spacing="normal" fo:font-style="normal" fo:font-weight="normal" officeooo:rsid="0015bad7" style:font-size-asian="11pt" style:font-weight-asian="normal" style:font-size-complex="11pt" style:font-weight-complex="normal"/>
    </style:style>
    <style:style style:name="T13" style:family="text">
      <style:text-properties fo:font-variant="normal" fo:text-transform="none" fo:color="#000000" loext:opacity="100%" style:font-name="Calibri" fo:font-size="11pt" fo:letter-spacing="normal" fo:font-style="normal" fo:font-weight="normal" officeooo:rsid="00172a28" style:font-size-asian="11pt" style:font-weight-asian="normal" style:font-size-complex="11pt" style:font-weight-complex="normal"/>
    </style:style>
    <style:style style:name="T14" style:family="text">
      <style:text-properties fo:font-variant="normal" fo:text-transform="none" fo:color="#000000" loext:opacity="100%" style:font-name="Calibri" fo:font-size="11pt" fo:letter-spacing="normal" fo:font-style="normal" fo:font-weight="normal" officeooo:rsid="0016d665" style:font-size-asian="11pt" style:font-weight-asian="normal" style:font-size-complex="11pt" style:font-weight-complex="normal"/>
    </style:style>
    <style:style style:name="T15" style:family="text">
      <style:text-properties fo:font-variant="normal" fo:text-transform="none" fo:color="#000000" loext:opacity="100%" style:font-name="Calibri" fo:font-size="11pt" fo:letter-spacing="normal" fo:font-style="normal" fo:font-weight="normal" style:font-size-asian="11pt" style:font-style-asian="normal" style:font-size-complex="11pt" style:font-style-complex="normal"/>
    </style:style>
    <style:style style:name="T16" style:family="text">
      <style:text-properties fo:font-variant="normal" fo:text-transform="none" fo:color="#000000" loext:opacity="100%" style:font-name="Calibri" fo:font-size="11pt" fo:letter-spacing="normal" fo:font-style="normal" fo:font-weight="normal" officeooo:rsid="0015bad7" style:font-name-asian="Calibri2" style:font-size-asian="11pt" style:font-weight-asian="normal" style:font-name-complex="Calibri2" style:font-size-complex="11pt" style:font-weight-complex="normal"/>
    </style:style>
    <style:style style:name="T17" style:family="text">
      <style:text-properties fo:font-variant="normal" fo:text-transform="none" fo:color="#000000" loext:opacity="100%" style:font-name="Calibri" fo:font-size="11pt" fo:letter-spacing="normal" fo:font-style="normal" fo:font-weight="normal" officeooo:rsid="00167266" style:font-name-asian="Calibri2" style:font-size-asian="11pt" style:font-weight-asian="bold" style:font-name-complex="Calibri2" style:font-size-complex="11pt"/>
    </style:style>
    <style:style style:name="T18" style:family="text">
      <style:text-properties fo:font-variant="normal" fo:text-transform="none" fo:color="#000000" loext:opacity="100%" style:font-name="Calibri" fo:font-size="11pt" fo:letter-spacing="normal" fo:font-style="normal" fo:font-weight="normal" fo:background-color="transparent" loext:char-shading-value="0" style:font-size-asian="11pt" style:font-weight-asian="normal" style:font-size-complex="11pt" style:font-weight-complex="normal"/>
    </style:style>
    <style:style style:name="T19" style:family="text">
      <style:text-properties fo:font-variant="normal" fo:text-transform="none" fo:color="#000000" loext:opacity="100%" style:font-name="Calibri" fo:font-size="11pt" fo:letter-spacing="normal" fo:font-style="normal" fo:font-weight="normal" fo:background-color="transparent" loext:char-shading-value="0" style:font-size-asian="11pt" style:font-weight-asian="normal" style:font-size-complex="11pt" style:font-weight-complex="normal" loext:padding="0cm" loext:border="none"/>
    </style:style>
    <style:style style:name="T20" style:family="text">
      <style:text-properties fo:font-variant="normal" fo:text-transform="none" fo:color="#000000" loext:opacity="100%" style:font-name="Calibri" fo:font-size="11pt" fo:letter-spacing="0.026cm" fo:font-style="normal" fo:font-weight="normal" officeooo:rsid="0013cdbb" style:font-size-asian="11pt" style:font-weight-asian="normal" style:font-size-complex="11pt" style:font-weight-complex="normal"/>
    </style:style>
    <style:style style:name="T21" style:family="text">
      <style:text-properties fo:font-variant="normal" fo:text-transform="none" fo:color="#000000" loext:opacity="100%" style:font-name="Calibri" fo:font-size="11pt" fo:letter-spacing="0.026cm" fo:font-style="normal" fo:font-weight="normal" officeooo:rsid="00148d97" style:font-size-asian="11pt" style:font-weight-asian="normal" style:font-size-complex="11pt" style:font-weight-complex="normal"/>
    </style:style>
    <style:style style:name="T22" style:family="text">
      <style:text-properties officeooo:rsid="00123469"/>
    </style:style>
    <style:style style:name="T23" style:family="text">
      <style:text-properties officeooo:rsid="001123e1"/>
    </style:style>
    <style:style style:name="T24" style:family="text">
      <style:text-properties style:font-name="Calibri" fo:font-weight="normal" officeooo:rsid="0013cdbb" style:font-weight-asian="normal" style:font-weight-complex="normal"/>
    </style:style>
    <style:style style:name="T25" style:family="text">
      <style:text-properties style:font-name="Calibri" fo:font-weight="normal" officeooo:rsid="00148d97" style:font-weight-asian="normal" style:font-weight-complex="normal"/>
    </style:style>
    <style:style style:name="T26" style:family="text">
      <style:text-properties officeooo:rsid="00155144"/>
    </style:style>
    <style:style style:name="T27" style:family="text">
      <style:text-properties officeooo:rsid="00148d97"/>
    </style:style>
    <style:style style:name="T28" style:family="text">
      <style:text-properties fo:color="#000000" loext:opacity="100%" style:font-name="Calibri" fo:font-size="11pt" fo:font-weight="normal" officeooo:rsid="0015bad7" style:font-size-asian="11pt" style:font-weight-asian="normal" style:font-size-complex="11pt" style:font-weight-complex="normal"/>
    </style:style>
    <style:style style:name="T29" style:family="text">
      <style:text-properties fo:color="#000000" loext:opacity="100%" style:font-name="Calibri" fo:font-size="11pt" style:text-underline-style="none" fo:font-weight="normal" officeooo:rsid="0015bad7" style:font-size-asian="11pt" style:font-weight-asian="normal" style:font-size-complex="11pt" style:font-weight-complex="normal"/>
    </style:style>
    <style:style style:name="T30" style:family="text">
      <style:text-properties officeooo:rsid="00166f0b"/>
    </style:style>
    <style:style style:name="T31" style:family="text">
      <style:text-properties officeooo:rsid="001672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RTE 1 - TEORICA </text:p>
      <text:p text:style-name="P5"><text:s/></text:p>
      <text:p text:style-name="P3"><text:s/></text:p>
      <text:list xml:id="list2864365658" text:style-name="WWNum1">
        <text:list-item>
          <text:p text:style-name="P1">Você tem um servidor APACHE instalado com PHP em uma máquina WINDOWS e o mesmo NÃO inicializa de forma alguma, mesmo quando tenta forçar a inicialização manual. <text:s/></text:p>
        </text:list-item>
      </text:list>
      <text:p text:style-name="P7">Escreva com suas palavras de que forma faria para investigar. </text:p>
      <text:p text:style-name="P7"/>
      <text:p text:style-name="P6">- <text:span text:style-name="T22">V</text:span><text:span text:style-name="T23">erificar se há conflitos com a porta;</text:span></text:p>
      <text:p text:style-name="P4">- <text:span text:style-name="T22">Verificar </text:span><text:span text:style-name="T23">interferência por parte do firewall ou antivírus;</text:span></text:p>
      <text:p text:style-name="P4">- <text:span text:style-name="T22">Verificar se os arquivos de configuração (httpd, conf ou php.ini) do servidor web estão conforme o padrão de funcionamento;</text:span></text:p>
      <text:p text:style-name="P4">- <text:span text:style-name="T22">Reiniciar o sistema operacional.</text:span></text:p>
      <text:p text:style-name="P5"><text:s/></text:p>
      <text:list xml:id="list174308730518154" text:continue-numbering="true" text:style-name="WWNum1">
        <text:list-item>
          <text:p text:style-name="P1">Como você analisaria um possível processo em um servidor LINUX que está deixando o servidor lento? </text:p>
          <text:p text:style-name="P1"/>
        </text:list-item>
      </text:list>
      <text:p text:style-name="P3">- <text:span text:style-name="T3">Listar os processos no terminal com maior consumo “</text:span><text:span text:style-name="Character_20_style"><text:span text:style-name="T24">ps axu | sort -nk 3</text:span></text:span><text:span text:style-name="Character_20_style"><text:span text:style-name="T3">”;</text:span></text:span></text:p>
      <text:p text:style-name="P3"><text:span text:style-name="Character_20_style"><text:span text:style-name="T3">-</text:span></text:span><text:span text:style-name="Character_20_style"><text:span text:style-name="T24"> Parar o processo kill -9 “</text:span></text:span><text:span text:style-name="Character_20_style"><text:span text:style-name="T25">ppid processo</text:span></text:span><text:span text:style-name="Character_20_style"><text:span text:style-name="T24">” e reiniciar </text:span></text:span><text:span text:style-name="Character_20_style"><text:span text:style-name="T20">systemctl restart “</text:span></text:span><text:span text:style-name="Character_20_style"><text:span text:style-name="T21">processo”</text:span></text:span><text:span text:style-name="Character_20_style"><text:span text:style-name="T24">;</text:span></text:span></text:p>
      <text:p text:style-name="P3"><text:span text:style-name="Character_20_style"><text:span text:style-name="T24">- Reinic</text:span></text:span><text:span text:style-name="Character_20_style"><text:span text:style-name="T25">iar o servidor LINUX “reboot”.</text:span></text:span></text:p>
      <text:p text:style-name="P5"><text:s/></text:p>
      <text:list xml:id="list174308470130327" text:continue-numbering="true" text:style-name="WWNum1">
        <text:list-item>
          <text:p text:style-name="P1">Em uma máquina servidor web PHP com erro de página 500. Por onde começaria averiguar o problema? </text:p>
          <text:p text:style-name="P1"/>
        </text:list-item>
      </text:list>
      <text:p text:style-name="P4">- <text:span text:style-name="T26">Verificar se está com a</text:span><text:span text:style-name="T27">lto consumo </text:span><text:span text:style-name="T26">no</text:span><text:span text:style-name="T27"> servidor;</text:span></text:p>
      <text:p text:style-name="P4">- <text:span text:style-name="T26">Verificar se os scripts</text:span><text:span text:style-name="T27"> da aplicação web </text:span><text:span text:style-name="T26">estão</text:span><text:span text:style-name="T27"> com erros de sintaxe ou de configuração;</text:span></text:p>
      <text:p text:style-name="P4">- <text:span text:style-name="T26">Verificar se há incompatibilidade com a versão do PHP;</text:span></text:p>
      <text:p text:style-name="P4">- <text:span text:style-name="T26">Verificar se as permissões estão corretas.</text:span></text:p>
      <text:p text:style-name="P5"><text:s/></text:p>
      <text:list xml:id="list174307763201594" text:continue-numbering="true" text:style-name="WWNum1">
        <text:list-item>
          <text:p text:style-name="P1">Imagine o seguinte cenário: Um site em PHP consome dados via WEBSERVICE de uma intranet também em PHP. Apesar do site ainda está no ar, ele deixa de exibir os dados corretamente. Cite as possíveis causas. <text:s/></text:p>
          <text:p text:style-name="P1"/>
          <text:p text:style-name="P2">- <text:span text:style-name="T26">Verificar se está retornando erros, posteriormente tratar os erros;</text:span></text:p>
          <text:p text:style-name="P2">- <text:span text:style-name="T26">Verificar com os desenvolvedores da WEBSERVICE se houve mudanças nos parâmetros ou outros dados de requisição;</text:span></text:p>
          <text:p text:style-name="P2">- <text:span text:style-name="T26">Avaliar a documentação;</text:span></text:p>
          <text:p text:style-name="P2"><text:span text:style-name="T26">- Verificar se o formato de comunicação está correto (ex.: JSON ou XML); </text:span></text:p>
          <text:p text:style-name="P8"/>
        </text:list-item>
        <text:list-item>
          <text:p text:style-name="P1">Em uma página web que utiliza técnicas de cache de exibição, descreva como você enxerga a utilidade desta técnica. </text:p>
          <text:p text:style-name="P1"><text:soft-page-break/>- <text:span text:style-name="T10">De forma simples, armazenamento em cache armazena os dados em um servidor para ser reutilizado futuramente. </text:span><text:span text:style-name="T28">Atualmente é um método muito utilizado para maior eficiência na navegação, </text:span><text:span text:style-name="T12">resultará no melhor desempenho </text:span><text:span text:style-name="T16">com</text:span><text:span text:style-name="T12"> </text:span><text:span text:style-name="T8">um significado importante na</text:span><text:a xlink:type="simple" xlink:href="https://www.hostinger.com.br/tutoriais/acelerar-seu-site-wordpress-em-9-passos-faceis" text:style-name="Internet_20_link" text:visited-style-name="Visited_20_Internet_20_Link"><text:span text:style-name="T9"> velocidade de carregamento do site</text:span></text:a><text:span text:style-name="T8">.</text:span><text:span text:style-name="T29"> </text:span><text:s/></text:p>
        </text:list-item>
      </text:list>
      <text:p text:style-name="P3"><text:s/></text:p>
      <text:list xml:id="list174308551542672" text:continue-numbering="true" text:style-name="WWNum1">
        <text:list-item>
          <text:p text:style-name="P1">Como você adicionaria no CRON uma rotina que precisaria ser executada todo dia as 08 da manhã (Escreva todos os detalhes do processo) </text:p>
          <text:p text:style-name="P1"/>
        </text:list-item>
      </text:list>
      <text:p text:style-name="P3">- <text:span text:style-name="T4">No terminal do LINUX</text:span><text:span text:style-name="T30"> v</text:span><text:span text:style-name="T11">ocê precisará garantir que ele também esteja configurado para executar em segundo plano “</text:span><text:span text:style-name="T18">systemctl </text:span><text:span text:style-name="T19">enable</text:span><text:span text:style-name="T18"> </text:span><text:span text:style-name="T19">cron</text:span><text:span text:style-name="T11">”;</text:span></text:p>
      <text:p text:style-name="P3"><text:span text:style-name="T11">- </text:span><text:span text:style-name="T13">Execute </text:span><text:span text:style-name="T11">“crontab -e”;</text:span></text:p>
      <text:p text:style-name="P3"><text:span text:style-name="T13">- Execute “</text:span><text:span text:style-name="T11">0 </text:span><text:span text:style-name="T13">8 </text:span><text:span text:style-name="T11">* * *”</text:span><text:span text:style-name="T13">;</text:span></text:p>
      <text:p text:style-name="P3"><text:span text:style-name="T13">- Feche o CRONTAB com “:wq”.</text:span></text:p>
      <text:p text:style-name="P3"><text:s/></text:p>
      <text:list xml:id="list174308646187035" text:continue-numbering="true" text:style-name="WWNum1">
        <text:list-item>
          <text:p text:style-name="P1">Seja num ambiente WINDOWS ou LINUX você precisa achar arquivos que contenham a palavra "BLACKFRIDAY". Que ação tomaria para identificar estes arquivos? </text:p>
          <text:p text:style-name="P1"/>
        </text:list-item>
      </text:list>
      <text:p text:style-name="P3"><text:s/>- <text:span text:style-name="T5">Busca dentro do texto dos arquivos</text:span><text:span text:style-name="T31"> “</text:span><text:span text:style-name="Character_20_style"><text:span text:style-name="T15">grep -R “palavra” *”</text:span></text:span><text:span text:style-name="T31">;</text:span></text:p>
      <text:p text:style-name="P3">- <text:span text:style-name="T5">Busca por nomes dos arquivos</text:span><text:span text:style-name="T31"> “</text:span><text:span text:style-name="T10">find -iname *</text:span><text:span text:style-name="T17">palavra</text:span><text:span text:style-name="T10">*”</text:span><text:span text:style-name="T31">.</text:span></text:p>
      <text:p text:style-name="P3"><text:s/></text:p>
      <text:list xml:id="list174308507743221" text:continue-numbering="true" text:style-name="WWNum1">
        <text:list-item>
          <text:p text:style-name="P1">Temos um erro de inserção em uma tabela de banco de dados Postgres, e descobrimos que o problema vem de uma FUNCTION da tabela. <text:s/></text:p>
        </text:list-item>
      </text:list>
      <text:p text:style-name="P7">Como faria para debugar e encontrar a origem do erro? </text:p>
      <text:p text:style-name="P7"/>
      <text:p text:style-name="P5"><text:s/><text:span text:style-name="T1">- </text:span><text:span text:style-name="T5">Através do PgAdmin avaliar os erros </text:span><text:span text:style-name="T6">(na query)</text:span><text:span text:style-name="T5"> e fazer as correções.</text:span></text:p>
      <text:p text:style-name="P3"><text:s/></text:p>
      <text:list xml:id="list174307695072458" text:continue-numbering="true" text:style-name="WWNum1">
        <text:list-item>
          <text:p text:style-name="P1">Você possui um arquivo PHP versionado e acabou de editar, mas percebeu que precisa voltar como estava antes. No SVN, seja linha de comando ou via Tortoise como faria esse procedimento? </text:p>
          <text:p text:style-name="P1"/>
        </text:list-item>
      </text:list>
      <text:p text:style-name="P3"><text:s/>- <text:span text:style-name="T6">No TortoiseSVN selecionar a opção “REVERTER”, </text:span><text:span text:style-name="T11">Uma janela será apresentada com os arquivos que você alterou e que podem ser revertidos. Selecione os arquivos que você reverter e clique em “</text:span><text:span text:style-name="T14">OK”.</text:span> </text:p>
      <text:p text:style-name="P5"><text:s/></text:p>
      <text:list xml:id="list174307017405429" text:continue-numbering="true" text:style-name="WWNum1">
        <text:list-item>
          <text:p text:style-name="P1">Acabou de commitar ou fazer um update de seu(s) arquivo(s) no SVN e de repente: CONFLITO! Qual procedimento tomaria? </text:p>
          <text:p text:style-name="P1"/>
        </text:list-item>
      </text:list>
      <text:p text:style-name="P3"><text:s/>- <text:span text:style-name="T2">No e</text:span><text:span text:style-name="T7">ditor de conflitos com “Editar Conflitos” ou utilizar um qualquer editor de texto para resolver o conflito manualmente. Em seguida execute o comando “Resolvido” e submeta suas modificações no repositó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bold" fo:background-color="transparent"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1pt" style:font-weight-complex="bold" loext:padding="0cm" loext:border="none" loext:shadow="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20_style" style:num-format="1">
        <style:list-level-properties text:list-level-position-and-space-mode="label-alignment">
          <style:list-level-label-alignment text:label-followed-by="listtab" fo:margin-left="0.018cm"/>
        </style:list-level-properties>
      </text:list-level-style-number>
      <text:list-level-style-number text:level="2" text:style-name="Character_20_style"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Character_20_style"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Character_20_style"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Character_20_style"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Character_20_style"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Character_20_style"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Character_20_style"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Character_20_style"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4T17:39:46.151000000</meta:creation-date>
    <dc:date>2022-06-24T17:43:06.231000000</dc:date>
    <meta:editing-duration>PT3M21S</meta:editing-duration>
    <meta:editing-cycles>1</meta:editing-cycles>
    <meta:document-statistic meta:table-count="0" meta:image-count="0" meta:object-count="0" meta:page-count="2" meta:paragraph-count="48" meta:word-count="607" meta:character-count="3622" meta:non-whitespace-character-count="3029"/>
    <meta:generator>LibreOffice/7.1.4.2$Windows_X86_64 LibreOffice_project/a529a4fab45b75fefc5b6226684193eb000654f6</meta:generator>
  </office:meta>
</office:document-meta>
</file>